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84cm" fo:margin-left="0cm" fo:margin-right="0.014cm" table:align="margins"/>
    </style:style>
    <style:style style:name="Tableau1.A" style:family="table-column">
      <style:table-column-properties style:column-width="9.126cm" style:rel-column-width="31746*"/>
    </style:style>
    <style:style style:name="Tableau1.B" style:family="table-column">
      <style:table-column-properties style:column-width="0.704cm" style:rel-column-width="2449*"/>
    </style:style>
    <style:style style:name="Tableau1.C" style:family="table-column">
      <style:table-column-properties style:column-width="9.01cm" style:rel-column-width="31340*"/>
    </style:style>
    <style:style style:name="Tableau1.1" style:family="table-row">
      <style:table-row-properties style:min-row-height="3.493cm"/>
    </style:style>
    <style:style style:name="Tableau1.A1" style:family="table-cell">
      <style:table-cell-properties fo:background-color="#eeeeee" fo:padding="0.097cm" fo:border="none">
        <style:background-image/>
      </style:table-cell-properties>
    </style:style>
    <style:style style:name="Tableau1.B1" style:family="table-cell">
      <style:table-cell-properties fo:background-color="#ffffff" fo:padding="0.097cm" fo:border="none">
        <style:background-image/>
      </style:table-cell-properties>
    </style:style>
    <style:style style:name="Tableau1.C1" style:family="table-cell">
      <style:table-cell-properties fo:padding="0.097cm" fo:border="0.002cm solid #000000"/>
    </style:style>
    <style:style style:name="corp" style:family="table">
      <style:table-properties style:width="18.838cm" fo:margin-left="0cm" fo:margin-right="0.016cm" table:align="margins"/>
    </style:style>
    <style:style style:name="corp.A" style:family="table-column">
      <style:table-column-properties style:column-width="12.621cm" style:rel-column-width="43904*"/>
    </style:style>
    <style:style style:name="corp.B" style:family="table-column">
      <style:table-column-properties style:column-width="1.191cm" style:rel-column-width="4141*"/>
    </style:style>
    <style:style style:name="corp.C" style:family="table-column">
      <style:table-column-properties style:column-width="1.799cm" style:rel-column-width="6258*"/>
    </style:style>
    <style:style style:name="corp.D" style:family="table-column">
      <style:table-column-properties style:column-width="1.032cm" style:rel-column-width="3589*"/>
    </style:style>
    <style:style style:name="corp.E" style:family="table-column">
      <style:table-column-properties style:column-width="2.198cm" style:rel-column-width="7643*"/>
    </style:style>
    <style:style style:name="corp.A1" style:family="table-cell">
      <style:table-cell-properties fo:background-color="transparent" fo:padding="0.097cm" fo:border-left="0.002cm solid #666666" fo:border-right="none" fo:border-top="0.002cm solid #666666" fo:border-bottom="0.002cm solid #666666">
        <style:background-image/>
      </style:table-cell-properties>
    </style:style>
    <style:style style:name="corp.B1" style:family="table-cell">
      <style:table-cell-properties fo:padding="0.097cm" fo:border-left="0.002cm solid #666666" fo:border-right="none" fo:border-top="0.002cm solid #666666" fo:border-bottom="0.002cm solid #666666"/>
    </style:style>
    <style:style style:name="corp.E1" style:family="table-cell">
      <style:table-cell-properties fo:padding="0.097cm" fo:border="0.002cm solid #666666"/>
    </style:style>
    <style:style style:name="corp.2" style:family="table-row">
      <style:table-row-properties style:min-row-height="0.499cm"/>
    </style:style>
    <style:style style:name="corp.A2" style:family="table-cell">
      <style:table-cell-properties fo:padding="0.097cm" fo:border-left="0.002cm solid #666666" fo:border-right="none" fo:border-top="none" fo:border-bottom="0.002cm solid #666666"/>
    </style:style>
    <style:style style:name="corp.E2" style:family="table-cell">
      <style:table-cell-properties fo:padding="0.097cm" fo:border-left="0.002cm solid #666666" fo:border-right="0.002cm solid #666666" fo:border-top="none" fo:border-bottom="0.002cm solid #666666"/>
    </style:style>
    <style:style style:name="total" style:family="table">
      <style:table-properties style:width="18.84cm" fo:margin-left="0.011cm" fo:margin-right="0.004cm" table:align="margins"/>
    </style:style>
    <style:style style:name="total.A" style:family="table-column">
      <style:table-column-properties style:column-width="12.621cm" style:rel-column-width="43900*"/>
    </style:style>
    <style:style style:name="total.B" style:family="table-column">
      <style:table-column-properties style:column-width="4.022cm" style:rel-column-width="13989*"/>
    </style:style>
    <style:style style:name="total.C" style:family="table-column">
      <style:table-column-properties style:column-width="2.198cm" style:rel-column-width="7646*"/>
    </style:style>
    <style:style style:name="total.A1" style:family="table-cell">
      <style:table-cell-properties fo:background-color="#ffffff" fo:padding="0.097cm" fo:border="none">
        <style:background-image/>
      </style:table-cell-properties>
    </style:style>
    <style:style style:name="total.B2" style:family="table-cell">
      <style:table-cell-properties fo:background-color="#eeeeee" fo:padding="0.097cm" fo:border="none">
        <style:background-image/>
      </style:table-cell-properties>
    </style:style>
    <style:style style:name="total.B3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style:font-name="Calibri" fo:font-size="8pt" style:font-size-asian="8pt" style:font-size-complex="8pt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Calibri" fo:font-size="10pt" style:font-size-asian="10pt" style:font-size-complex="10pt"/>
    </style:style>
    <style:style style:name="P5" style:family="paragraph" style:parent-style-name="Standard">
      <style:text-properties style:font-name="Calibri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Calibri" fo:font-size="7pt" style:font-size-asian="7pt" style:font-size-complex="7pt"/>
    </style:style>
    <style:style style:name="P9" style:family="paragraph" style:parent-style-name="Standard">
      <style:text-properties style:font-name="Calibri" fo:font-size="9pt" style:font-size-asian="9pt" style:font-size-complex="9pt"/>
    </style:style>
    <style:style style:name="P10" style:family="paragraph" style:parent-style-name="Standard">
      <style:text-properties style:font-name="Calibri" fo:font-size="3pt" style:font-size-asian="3pt" style:font-size-complex="3pt"/>
    </style:style>
    <style:style style:name="P11" style:family="paragraph" style:parent-style-name="Standard">
      <style:paragraph-properties fo:text-align="center" style:justify-single-word="false"/>
      <style:text-properties fo:color="#808080" style:font-name="Calibri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fo:color="#333333" style:font-name="Calibri" fo:font-size="9pt" fo:background-color="#ffffff" style:font-size-asian="9pt" style:font-size-complex="9pt"/>
    </style:style>
    <style:style style:name="P13" style:family="paragraph" style:parent-style-name="Horizontal_20_Line">
      <style:text-properties style:font-name="Calibri" fo:font-size="7pt" style:font-size-asian="7pt" style:font-size-complex="7pt"/>
    </style:style>
    <style:style style:name="P14" style:family="paragraph" style:parent-style-name="Standard">
      <style:paragraph-properties fo:background-color="#ffffff">
        <style:background-image/>
      </style:paragraph-properties>
      <style:text-properties style:font-name="Calibri" fo:font-size="10pt" style:font-size-asian="10pt" style:font-size-complex="10pt"/>
    </style:style>
    <style:style style:name="P15" style:family="paragraph" style:parent-style-name="Text_20_body">
      <style:text-properties style:font-name="Calibri" fo:font-size="2pt" style:font-size-asian="2pt" style:font-size-complex="2pt"/>
    </style:style>
    <style:style style:name="P16" style:family="paragraph" style:parent-style-name="Text_20_body">
      <style:text-properties style:font-name="Calibri" fo:font-size="10pt" style:font-size-asian="10pt" style:font-size-complex="10pt"/>
    </style:style>
    <style:style style:name="P17" style:family="paragraph" style:parent-style-name="Table_20_Contents">
      <style:text-properties style:font-name="Calibri"/>
    </style:style>
    <style:style style:name="P18" style:family="paragraph" style:parent-style-name="Table_20_Contents">
      <style:paragraph-properties fo:text-align="center" style:justify-single-word="false"/>
      <style:text-properties style:font-name="Calibri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9">Emeteur :<text:tab/><text:tab/><text:tab/><text:tab/><text:tab/><text:tab/><text:tab/> <text:s text:c="2"/>Adressé à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{mycompany_name}</text:p>
            <text:p text:style-name="P3">{mycompany_address}</text:p>
            <text:p text:style-name="P3">{mycompany_zip} {mycompany_town}</text:p>
            <text:p text:style-name="P3">{mycompany_country}</text:p>
            <text:p text:style-name="P3"/>
            <text:p text:style-name="P3">Tél. {mycompany_phone}</text:p>
            <text:p text:style-name="P3">Email : {mycompany_email}</text:p>
          </table:table-cell>
          <table:table-cell table:style-name="Tableau1.B1" office:value-type="string">
            <text:p text:style-name="P14"/>
          </table:table-cell>
          <table:table-cell table:style-name="Tableau1.C1" office:value-type="string">
            <text:p text:style-name="P5">{company_name}</text:p>
            <text:p text:style-name="P3">{company_address}</text:p>
            <text:p text:style-name="P3">{company_zip} {company_town}</text:p>
            <text:p text:style-name="P3">{company_country}</text:p>
          </table:table-cell>
        </table:table-row>
      </table:table>
      <text:p text:style-name="P15"/>
      <text:p text:style-name="P15"/>
      <text:p text:style-name="P16"><text:span text:style-name="T3">Remarque :</text:span> <text:span text:style-name="T4">{object_note}</text:span></text:p>
      <text:p text:style-name="P15"/>
      <table:table table:name="corp" table:style-name="corp">
        <table:table-column table:style-name="corp.A"/>
        <table:table-column table:style-name="corp.B"/>
        <table:table-column table:style-name="corp.C"/>
        <table:table-column table:style-name="corp.D"/>
        <table:table-column table:style-name="corp.E"/>
        <table:table-row>
          <table:table-cell table:style-name="corp.A1" office:value-type="string">
            <text:p text:style-name="P17">Désignation</text:p>
          </table:table-cell>
          <table:table-cell table:style-name="corp.B1" office:value-type="string">
            <text:p text:style-name="P18">TVA</text:p>
          </table:table-cell>
          <table:table-cell table:style-name="corp.B1" office:value-type="string">
            <text:p text:style-name="P18">P.U. HT</text:p>
          </table:table-cell>
          <table:table-cell table:style-name="corp.B1" office:value-type="string">
            <text:p text:style-name="P18">Qté</text:p>
          </table:table-cell>
          <table:table-cell table:style-name="corp.E1" office:value-type="string">
            <text:p text:style-name="P18">Total HT</text:p>
          </table:table-cell>
        </table:table-row>
        <table:table-row table:style-name="corp.2">
          <table:table-cell table:style-name="corp.A2" office:value-type="string">
            <text:p text:style-name="P3">[!-- BEGIN row.lines --]{line_fulldesc}<text:span text:style-name="T1">[!-- END row.lines --]</text:span></text:p>
          </table:table-cell>
          <table:table-cell table:style-name="corp.A2" office:value-type="string">
            <text:p text:style-name="P4">{line_vatrate}</text:p>
          </table:table-cell>
          <table:table-cell table:style-name="corp.A2" office:value-type="string">
            <text:p text:style-name="P4">{line_up}</text:p>
          </table:table-cell>
          <table:table-cell table:style-name="corp.A2" office:value-type="string">
            <text:p text:style-name="P4">{line_qty}</text:p>
          </table:table-cell>
          <table:table-cell table:style-name="corp.E2" office:value-type="string">
            <text:p text:style-name="P4">{line_price_ht}</text:p>
          </table:table-cell>
        </table:table-row>
      </table:table>
      <text:p text:style-name="P10"/>
      <table:table table:name="total" table:style-name="total">
        <table:table-column table:style-name="total.A"/>
        <table:table-column table:style-name="total.B"/>
        <table:table-column table:style-name="total.C"/>
        <table:table-row>
          <table:table-cell table:style-name="total.A1" office:value-type="string">
            <text:p text:style-name="P19">Mode de règlement : <text:span text:style-name="T2">{object_payment_mode}</text:span></text:p>
          </table:table-cell>
          <table:table-cell table:style-name="total.A1" office:value-type="string">
            <text:p text:style-name="P19">Total HT</text:p>
          </table:table-cell>
          <table:table-cell table:style-name="total.A1" office:value-type="string">
            <text:p text:style-name="P4">{object_total_ht}</text:p>
          </table:table-cell>
        </table:table-row>
        <table:table-row>
          <table:table-cell table:style-name="total.A1" office:value-type="string">
            <text:p text:style-name="P19"/>
          </table:table-cell>
          <table:table-cell table:style-name="total.B2" office:value-type="string">
            <text:p text:style-name="P19">Total TVA </text:p>
          </table:table-cell>
          <table:table-cell table:style-name="total.B2" office:value-type="string">
            <text:p text:style-name="P4">{object_total_vat}</text:p>
          </table:table-cell>
        </table:table-row>
        <table:table-row>
          <table:table-cell table:style-name="total.A1" office:value-type="string">
            <text:p text:style-name="P19"/>
          </table:table-cell>
          <table:table-cell table:style-name="total.B3" office:value-type="string">
            <text:p text:style-name="P19">Total TTC</text:p>
          </table:table-cell>
          <table:table-cell table:style-name="total.B3" office:value-type="string">
            <text:p text:style-name="P4">{object_total_ttc}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26cm" style:type="center"/>
          <style:tab-stop style:position="18.854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8.854cm" table:align="margins"/>
    </style:style>
    <style:style style:name="Tableau2.A" style:family="table-column">
      <style:table-column-properties style:column-width="9.426cm" style:rel-column-width="32767*"/>
    </style:style>
    <style:style style:name="Tableau2.B" style:family="table-column">
      <style:table-column-properties style:column-width="9.428cm" style:rel-column-width="32768*"/>
    </style:style>
    <style:style style:name="Tableau2.1" style:family="table-row">
      <style:table-row-properties style:min-row-height="3.228cm"/>
    </style:style>
    <style:style style:name="Tableau2.A1" style:family="table-cell">
      <style:table-cell-properties fo:padding="0.097cm" fo:border="none"/>
    </style:style>
    <style:style style:name="MP1" style:family="paragraph" style:parent-style-name="Header">
      <style:paragraph-properties fo:text-align="start" style:justify-single-word="false"/>
      <style:text-properties style:font-name="Calibri" fo:font-size="8pt" style:font-size-asian="8pt" style:font-size-complex="8pt"/>
    </style:style>
    <style:style style:name="MP2" style:family="paragraph" style:parent-style-name="Standard">
      <style:text-properties style:font-name="Calibri" fo:font-size="10pt" style:font-size-asian="10pt" style:font-size-complex="10pt"/>
    </style:style>
    <style:style style:name="MP3" style:family="paragraph" style:parent-style-name="Standard">
      <style:paragraph-properties fo:text-align="end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MP4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MP5" style:family="paragraph" style:parent-style-name="Standard">
      <style:paragraph-properties fo:text-align="end" style:justify-single-word="false"/>
      <style:text-properties style:font-name="Calibri" fo:font-size="10pt" style:font-size-asian="10pt" style:font-size-complex="10pt"/>
    </style:style>
    <style:style style:name="MP6" style:family="paragraph" style:parent-style-name="Standard">
      <style:text-properties style:font-name="Calibri" fo:font-size="7pt" style:font-size-asian="7pt" style:font-size-complex="7pt"/>
    </style:style>
    <style:style style:name="MP7" style:family="paragraph" style:parent-style-name="Horizontal_20_Line">
      <style:text-properties style:font-name="Calibri" fo:font-size="7pt" style:font-size-asian="7pt" style:font-size-complex="7pt"/>
    </style:style>
    <style:style style:name="MP8" style:family="paragraph" style:parent-style-name="Standard">
      <style:paragraph-properties fo:text-align="center" style:justify-single-word="false"/>
      <style:text-properties fo:color="#808080" style:font-name="Calibri" fo:font-size="9pt" style:font-size-asian="9pt" style:font-size-complex="9pt"/>
    </style:style>
    <style:style style:name="MP9" style:family="paragraph" style:parent-style-name="Standard">
      <style:paragraph-properties fo:text-align="center" style:justify-single-word="false"/>
      <style:text-properties fo:color="#333333" style:font-name="Calibri" fo:font-size="9pt" fo:background-color="#ffffff" style:font-size-asian="9pt" style:font-size-complex="9pt"/>
    </style:style>
    <style:page-layout style:name="Mpm1">
      <style:page-layout-properties fo:page-width="21.001cm" fo:page-height="29.7cm" style:num-format="1" style:print-orientation="portrait" fo:margin-top="0.847cm" fo:margin-bottom="1.125cm" fo:margin-left="1.085cm" fo:margin-right="1.06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701cm" fo:margin-left="0cm" fo:margin-right="0cm" fo:margin-bottom="0.101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Page : <text:page-number text:select-page="current">1</text:page-number> / <text:page-count>1</text:page-count></text:p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2">{mycompany_logo}</text:p>
            </table:table-cell>
            <table:table-cell table:style-name="Tableau2.A1" office:value-type="string">
              <text:p text:style-name="MP3">Facture</text:p>
              <text:p text:style-name="MP4">Réf. : {object_ref}</text:p>
              <text:p text:style-name="MP5">Date : {object_date}</text:p>
              <text:p text:style-name="MP5">Date de fin de validité : {object_date_limit}</text:p>
              <text:p text:style-name="MP5">Code client : {company_customercode}</text:p>
            </table:table-cell>
          </table:table-row>
        </table:table>
        <text:p text:style-name="Standard"/>
      </style:header>
      <style:footer>
        <text:p text:style-name="MP6">{free_text}</text:p>
        <text:p text:style-name="MP6"/>
        <text:p text:style-name="MP7"/>
        <text:p text:style-name="MP8">{mycompany_juridicalstatus} – Capital de {mycompany_capital} € – SIRET : {mycompany_idprof2} – NAF-APR : <text:s/>{mycompany_idprof3}</text:p>
        <text:p text:style-name="MP8">SRC : {mycompany_idprof4} – TVA : <text:s/>{mycompany_vatnumber}</text:p>
        <text:p text:style-name="MP9">___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9T12:28:48.92</meta:creation-date>
    <dc:date>2018-02-17T14:56:10.57</dc:date>
    <meta:editing-duration>PT6H58M16S</meta:editing-duration>
    <meta:editing-cycles>67</meta:editing-cycles>
    <meta:generator>OpenOffice/4.1.3$Win32 OpenOffice.org_project/413m1$Build-9783</meta:generator>
    <meta:document-statistic meta:table-count="4" meta:image-count="0" meta:object-count="0" meta:page-count="1" meta:paragraph-count="40" meta:word-count="104" meta:character-count="875"/>
  </office:meta>
</office:document-meta>
</file>